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639cm"/>
    </style:style>
    <style:style style:name="Table1.B" style:family="table-column">
      <style:table-column-properties style:column-width="4.445cm"/>
    </style:style>
    <style:style style:name="Table1.C" style:family="table-column">
      <style:table-column-properties style:column-width="3.466cm"/>
    </style:style>
    <style:style style:name="Table1.D" style:family="table-column">
      <style:table-column-properties style:column-width="5.45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top="0cm" fo:margin-bottom="0.499cm" style:contextual-spacing="false"/>
    </style:style>
    <style:style style:name="P3" style:family="paragraph" style:parent-style-name="Table_20_Heading">
      <style:paragraph-properties fo:margin-top="0cm" fo:margin-bottom="0.499cm" style:contextual-spacing="false"/>
    </style:style>
    <style:style style:name="P4" style:family="paragraph" style:parent-style-name="Text_20_body">
      <style:text-properties officeooo:rsid="00091b5a" officeooo:paragraph-rsid="00091b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verview of all RCT meta-analysis to suicidal thought or suicidal behaviours, treated with face-to-face interventions.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Study Name</text:p>
          </table:table-cell>
          <table:table-cell table:style-name="Table1.A1" office:value-type="string">
            <text:p text:style-name="P3">Study Information</text:p>
          </table:table-cell>
          <table:table-cell table:style-name="Table1.A1" office:value-type="string">
            <text:p text:style-name="P3">Suicidal Thought (SMD [CI95%])</text:p>
          </table:table-cell>
          <table:table-cell table:style-name="Table1.A1" office:value-type="string">
            <text:p text:style-name="P3">Suicidal Behaviours (SMD [CI95%])</text:p>
          </table:table-cell>
        </table:table-row>
        <table:table-row>
          <table:table-cell table:style-name="Table1.A1" office:value-type="string">
            <text:p text:style-name="P2">@kothgassner2021</text:p>
          </table:table-cell>
          <table:table-cell table:style-name="Table1.A1" office:value-type="string">
            <text:p text:style-name="P2">DBT-A &amp; youth</text:p>
          </table:table-cell>
          <table:table-cell table:style-name="Table1.A1" office:value-type="string">
            <text:p text:style-name="P2">Ideation: -0.47[-0.72;-0.22]</text:p>
          </table:table-cell>
          <table:table-cell table:style-name="Table1.A1" office:value-type="string">
            <text:p text:style-name="P2">Self harm: -0.82[-1.37; -0.27]</text:p>
          </table:table-cell>
        </table:table-row>
        <table:table-row>
          <table:table-cell table:style-name="Table1.A1" office:value-type="string">
            <text:p text:style-name="P2">@chen2021</text:p>
          </table:table-cell>
          <table:table-cell table:style-name="Table1.A1" office:value-type="string">
            <text:p text:style-name="P2">DBT in BPD</text:p>
          </table:table-cell>
          <table:table-cell table:style-name="Table1.A1" office:value-type="string">
            <text:p text:style-name="P2">ideation:</text:p>
            <text:p text:style-name="P2">[SMD = −0.26 [−0.74, 0.21]</text:p>
          </table:table-cell>
          <table:table-cell table:style-name="Table1.A1" office:value-type="string">
            <text:p text:style-name="P2">Self harm:</text:p>
            <text:p text:style-name="P2">-0.28[-0.44;-0.12]</text:p>
          </table:table-cell>
        </table:table-row>
        <table:table-row>
          <table:table-cell table:style-name="Table1.A1" office:value-type="string">
            <text:p text:style-name="P2">@bahji2021a</text:p>
          </table:table-cell>
          <table:table-cell table:style-name="Table1.A1" office:value-type="string">
            <text:p text:style-name="P2">Youth (NMA)</text:p>
          </table:table-cell>
          <table:table-cell table:style-name="Table1.A1" office:value-type="string">
            <text:p text:style-name="P2">Ideation:</text:p>
            <text:p text:style-name="P2">-1.22 [-2.18;-0.26]</text:p>
            <text:p text:style-name="P2">to</text:p>
            <text:p text:style-name="P2">0.19 [-1.45;1.82]</text:p>
          </table:table-cell>
          <table:table-cell table:style-name="Table1.A1" office:value-type="string">
            <text:p text:style-name="P2">Self harm:</text:p>
            <text:p text:style-name="P2">-1.08, [-3.2; -0.14]</text:p>
            <text:p text:style-name="P2">to</text:p>
            <text:p text:style-name="P2">0.65 [0.005;1.29]</text:p>
          </table:table-cell>
        </table:table-row>
        <table:table-row>
          <table:table-cell table:style-name="Table1.A1" office:value-type="string">
            <text:p text:style-name="P2">@kothgassner2020a</text:p>
          </table:table-cell>
          <table:table-cell table:style-name="Table1.A1" office:value-type="string">
            <text:p text:style-name="P2">Youth</text:p>
          </table:table-cell>
          <table:table-cell table:style-name="Table1.A1" office:value-type="string">
            <text:p text:style-name="P2">Ideation:</text:p>
            <text:p text:style-name="P2">-0.31[-0.29;-0.5]</text:p>
          </table:table-cell>
          <table:table-cell table:style-name="Table1.A1" office:value-type="string">
            <text:p text:style-name="P2">Self harm:</text:p>
            <text:p text:style-name="P2">-0.13 [-0.04;-0.22]</text:p>
          </table:table-cell>
        </table:table-row>
        <table:table-row>
          <table:table-cell table:style-name="Table1.A1" office:value-type="string">
            <text:p text:style-name="P2">@yuan2019</text:p>
          </table:table-cell>
          <table:table-cell table:style-name="Table1.A1" office:value-type="string">
            <text:p text:style-name="P2">Youth &amp; spesfic psychological treatment</text:p>
          </table:table-cell>
          <table:table-cell table:style-name="Table1.A1" office:value-type="string">
            <text:p text:style-name="P2">Used Risk Ratios</text:p>
          </table:table-cell>
          <table:table-cell table:style-name="Table1.A1" office:value-type="string">
            <text:p text:style-name="P2">Used Risk Ratios</text:p>
          </table:table-cell>
        </table:table-row>
        <table:table-row>
          <table:table-cell table:style-name="Table1.A1" office:value-type="string">
            <text:p text:style-name="P2">@briggs2019</text:p>
          </table:table-cell>
          <table:table-cell table:style-name="Table1.A1" office:value-type="string">
            <text:p text:style-name="P2">psycho-analytical interventions</text:p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Attempts: -0.24; [-0.5; 0.03]</text:p>
            <text:p text:style-name="P2">Self harm &amp; attempts: -0.7 [-1.2; -0.2]</text:p>
            <text:p text:style-name="P2">Self harm (Post): -0.3 [-0.8; 0.19]</text:p>
            <text:p text:style-name="P2">self harm (Follow up):</text:p>
            <text:p text:style-name="P2">−0.15 [-0.39; 0.09]</text:p>
          </table:table-cell>
        </table:table-row>
        <table:table-row>
          <table:table-cell table:style-name="Table1.A1" office:value-type="string">
            <text:p text:style-name="P2">@hetrick2016</text:p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Ideation</text:p>
            <text:p text:style-name="P2">-0.42; -0.60;-0.25</text:p>
          </table:table-cell>
          <table:table-cell table:style-name="Table1.A1" office:value-type="string">
            <text:p text:style-name="P2">Used Risk Ratios</text:p>
          </table:table-cell>
        </table:table-row>
        <table:table-row>
          <table:table-cell table:style-name="Table1.A1" office:value-type="string">
            <text:p text:style-name="P2">@hawton2016</text:p>
          </table:table-cell>
          <table:table-cell table:style-name="Table1.A1" office:value-type="string">
            <text:p text:style-name="P2">adults; CBT &amp; DBT</text:p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CBT</text:p>
            <text:p text:style-name="Horizontal_20_Line"/>
            <text:p text:style-name="P2">self harm (6 months follow up)</text:p>
            <text:p text:style-name="P2"><text:soft-page-break/>-0.339 (0.594; -0.089)</text:p>
            <text:p text:style-name="P2">self harm (12 months follow up)</text:p>
            <text:p text:style-name="P2">-0.123 (-0.24; -0.01)</text:p>
            <text:p text:style-name="P2">suicide</text:p>
            <text:p text:style-name="P2">-0.22 (-0.68; 0.22)</text:p>
            <text:p text:style-name="Horizontal_20_Line"/>
            <text:p text:style-name="P2">DBT</text:p>
            <text:p text:style-name="P2">Repetition of self harm</text:p>
            <text:p text:style-name="P2">-0.29 (-1.01; 0.42)</text:p>
            <text:p text:style-name="P2">Repetition of self-harm (12 months)</text:p>
            <text:p text:style-name="P2">-0.56 (-1.65; 0.498)</text:p>
            <text:p text:style-name="P2">Suicide (post-intervention)</text:p>
            <text:p text:style-name="P2">0.605 (-1.16; 2.39)*</text:p>
          </table:table-cell>
        </table:table-row>
        <table:table-row>
          <table:table-cell table:style-name="Table1.A1" office:value-type="string">
            <text:p text:style-name="P2">@calati2016</text:p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suicide attempts (<text:span text:style-name="Emphasis">SMD</text:span> = -0,142 [CI95%-0,187;-0,0709])</text:p>
          </table:table-cell>
        </table:table-row>
        <table:table-row>
          <table:table-cell table:style-name="Table1.A1" office:value-type="string">
            <text:p text:style-name="P2">@ougrin2015</text:p>
          </table:table-cell>
          <table:table-cell table:style-name="Table1.A1" office:value-type="string">
            <text:p text:style-name="P2">youth</text:p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Self harm: RD: -0.124[-0.23*;-.018*]</text:p>
            <text:p text:style-name="P2">Suicide attempts: -0.11[-0.38;0.148]</text:p>
          </table:table-cell>
        </table:table-row>
        <table:table-row>
          <table:table-cell table:style-name="Table1.A1" office:value-type="string">
            <text:p text:style-name="P2">@panos2014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Parasuicide</text:p>
            <text:p text:style-name="P2">-.63[-1.38;.11]</text:p>
            <text:p text:style-name="P2">Suicide attempts: -0.64 [-1.06;.-0.22]</text:p>
          </table:table-cell>
        </table:table-row>
      </table:table>
      <text:p text:style-name="Text_20_body">Meta-analysis including Face-to-face-interventions in the last 10 years;* Based on one applicable study using one event: Do not interpret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Jim Schmeckenbecher</meta:initial-creator>
    <meta:creation-date>2021-12-01T13:01:59.538528887</meta:creation-date>
    <dc:date>2021-12-01T13:03:15.036827337</dc:date>
    <dc:creator>Jim Schmeckenbecher</dc:creator>
    <meta:editing-duration>PT1M16S</meta:editing-duration>
    <meta:editing-cycles>1</meta:editing-cycles>
    <meta:document-statistic meta:table-count="1" meta:image-count="0" meta:object-count="0" meta:page-count="2" meta:paragraph-count="80" meta:word-count="219" meta:character-count="1572" meta:non-whitespace-character-count="1432"/>
    <meta:generator>LibreOffice/7.0.0.3$MacOSX_X86_64 LibreOffice_project/8061b3e9204bef6b321a21033174034a5e2ea88e</meta:generator>
  </office:meta>
</office:document-meta>
</file>